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38.04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69.7pt"/>
    </style:style>
    <style:style style:name="co13" style:family="table-column">
      <style:table-column-properties fo:break-before="auto" style:column-width="63.5pt"/>
    </style:style>
    <style:style style:name="co14" style:family="table-column">
      <style:table-column-properties fo:break-before="auto" style:column-width="60.46pt"/>
    </style:style>
    <style:style style:name="co15" style:family="table-column">
      <style:table-column-properties fo:break-before="auto" style:column-width="75.09pt"/>
    </style:style>
    <style:style style:name="co16" style:family="table-column">
      <style:table-column-properties fo:break-before="auto" style:column-width="47.31pt"/>
    </style:style>
    <style:style style:name="co17" style:family="table-column">
      <style:table-column-properties fo:break-before="auto" style:column-width="59.64pt"/>
    </style:style>
    <style:style style:name="co18" style:family="table-column">
      <style:table-column-properties fo:break-before="auto" style:column-width="71.26pt"/>
    </style:style>
    <style:style style:name="co19" style:family="table-column">
      <style:table-column-properties fo:break-before="auto" style:column-width="146.89pt"/>
    </style:style>
    <style:style style:name="co20" style:family="table-column">
      <style:table-column-properties fo:break-before="auto" style:column-width="140.71pt"/>
    </style:style>
    <style:style style:name="co21" style:family="table-column">
      <style:table-column-properties fo:break-before="auto" style:column-width="70.44pt"/>
    </style:style>
    <style:style style:name="co22" style:family="table-column">
      <style:table-column-properties fo:break-before="auto" style:column-width="85.89pt"/>
    </style:style>
    <style:style style:name="co23" style:family="table-column">
      <style:table-column-properties fo:break-before="auto" style:column-width="103.66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126.79pt"/>
    </style:style>
    <style:style style:name="co26" style:family="table-column">
      <style:table-column-properties fo:break-before="auto" style:column-width="158.46pt"/>
    </style:style>
    <style:style style:name="co27" style:family="table-column">
      <style:table-column-properties fo:break-before="auto" style:column-width="124.5pt"/>
    </style:style>
    <style:style style:name="co28" style:family="table-column">
      <style:table-column-properties fo:break-before="auto" style:column-width="137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89c765"/>
    </style:style>
  </office:automatic-styles>
  <office:body>
    <office:spreadsheet>
      <table:calculation-settings table:automatic-find-labels="false" table:use-regular-expressions="false" table:use-wildcards="true"/>
      <table:table table:name="test_dfs_ki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ce2"/>
        <table:table-column table:style-name="co24" table:number-columns-repeated="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ce1"/>
        <table:table-column table:style-name="co20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head</text:p>
          </table:table-cell>
          <table:table-cell office:value-type="string" calcext:value-type="string">
            <text:p>hhtyp</text:p>
          </table:table-cell>
          <table:table-cell office:value-type="string" calcext:value-type="string">
            <text:p>hh_korr</text:p>
          </table:table-cell>
          <table:table-cell office:value-type="string" calcext:value-type="string">
            <text:p>hhsize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kindergeld_anspruch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rbeitsstunden_w</text:p>
          </table:table-cell>
          <table:table-cell office:value-type="string" calcext:value-type="string">
            <text:p>bruttolohn_m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mehrbed</text:p>
          </table:table-cell>
          <table:table-cell office:value-type="string" calcext:value-type="string">
            <text:p>anz_erw_tu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arbeitsl_geld_2_brutto_eink_hh</text:p>
          </table:table-cell>
          <table:table-cell office:value-type="string" calcext:value-type="string">
            <text:p>sum_arbeitsl_geld_2_eink_hh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kinderzuschlag_temp</text:p>
          </table:table-cell>
          <table:table-cell table:number-columns-repeated="3"/>
          <table:table-cell office:value-type="string" calcext:value-type="string">
            <text:p>kinderzuschlag_eink_regel</text:p>
          </table:table-cell>
          <table:table-cell office:value-type="string" calcext:value-type="string">
            <text:p>kinderzuschlag_kosten_unterk_m</text:p>
          </table:table-cell>
          <table:table-cell/>
          <table:table-cell office:value-type="string" calcext:value-type="string">
            <text:p>kinderzuschlag_eink_regel</text:p>
          </table:table-cell>
          <table:table-cell office:value-type="string" calcext:value-type="string">
            <text:p>kinderzuschlag_eink_max</text:p>
          </table:table-cell>
          <table:table-cell table:style-name="Default" office:value-type="string" calcext:value-type="string">
            <text:p>kinderzuschlag_eink_spanne</text:p>
          </table:table-cell>
          <table:table-cell office:value-type="string" calcext:value-type="string">
            <text:p>kinderzuschlag_eink_anrechn</text:p>
          </table:table-cell>
          <table:table-cell office:value-type="string" calcext:value-type="string">
            <text:p>kinderzuschlag_temp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table:style-name="Default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table:style-name="Default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7.67" calcext:value-type="float">
            <text:p>217.67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2.56" calcext:value-type="float">
            <text:p>602.56</text:p>
          </table:table-cell>
          <table:table-cell/>
          <table:table-cell office:value-type="float" office:value="1210.96" calcext:value-type="float">
            <text:p>1210.96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office:value-type="float" office:value="202.3252" calcext:value-type="float">
            <text:p>202.3252</text:p>
          </table:table-cell>
          <table:table-cell office:value-type="float" office:value="217.67" calcext:value-type="float">
            <text:p>217.6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7.67" calcext:value-type="float">
            <text:p>217.67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2.56" calcext:value-type="float">
            <text:p>602.56</text:p>
          </table:table-cell>
          <table:table-cell/>
          <table:table-cell office:value-type="float" office:value="1210.96" calcext:value-type="float">
            <text:p>1210.96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office:value-type="float" office:value="202.3252" calcext:value-type="float">
            <text:p>202.3252</text:p>
          </table:table-cell>
          <table:table-cell office:value-type="float" office:value="217.67" calcext:value-type="float">
            <text:p>217.6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7.67" calcext:value-type="float">
            <text:p>217.67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2.56" calcext:value-type="float">
            <text:p>602.56</text:p>
          </table:table-cell>
          <table:table-cell/>
          <table:table-cell office:value-type="float" office:value="1210.96" calcext:value-type="float">
            <text:p>1210.96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office:value-type="float" office:value="202.3252" calcext:value-type="float">
            <text:p>202.3252</text:p>
          </table:table-cell>
          <table:table-cell office:value-type="float" office:value="217.67" calcext:value-type="float">
            <text:p>217.6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7.67" calcext:value-type="float">
            <text:p>217.67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2.56" calcext:value-type="float">
            <text:p>602.56</text:p>
          </table:table-cell>
          <table:table-cell/>
          <table:table-cell office:value-type="float" office:value="1210.96" calcext:value-type="float">
            <text:p>1210.96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office:value-type="float" office:value="202.3252" calcext:value-type="float">
            <text:p>202.3252</text:p>
          </table:table-cell>
          <table:table-cell office:value-type="float" office:value="217.67" calcext:value-type="float">
            <text:p>217.6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7.67" calcext:value-type="float">
            <text:p>217.67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2.56" calcext:value-type="float">
            <text:p>602.56</text:p>
          </table:table-cell>
          <table:table-cell/>
          <table:table-cell office:value-type="float" office:value="1210.96" calcext:value-type="float">
            <text:p>1210.96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office:value-type="float" office:value="202.3252" calcext:value-type="float">
            <text:p>202.3252</text:p>
          </table:table-cell>
          <table:table-cell office:value-type="float" office:value="217.67" calcext:value-type="float">
            <text:p>217.6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17.5" calcext:value-type="float">
            <text:p>117.5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17.5" calcext:value-type="float">
            <text:p>117.5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4:29:52.527894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9T14:36:24.986875906</dc:date>
    <meta:editing-duration>PT7M46S</meta:editing-duration>
    <meta:editing-cycles>4</meta:editing-cycles>
    <meta:generator>LibreOffice/6.0.7.3$Linux_X86_64 LibreOffice_project/00m0$Build-3</meta:generator>
    <meta:document-statistic meta:table-count="1" meta:cell-count="845" meta:object-count="0"/>
  </office:meta>
</office:document-meta>
</file>